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953b" officeooo:paragraph-rsid="001c953b"/>
    </style:style>
    <style:style style:name="P2" style:family="paragraph" style:parent-style-name="Standard">
      <style:text-properties officeooo:paragraph-rsid="001d9122"/>
    </style:style>
    <style:style style:name="P3" style:family="paragraph" style:parent-style-name="Standard">
      <style:text-properties officeooo:rsid="001d9122" officeooo:paragraph-rsid="001d9122"/>
    </style:style>
    <style:style style:name="P4" style:family="paragraph" style:parent-style-name="Standard">
      <style:text-properties officeooo:rsid="001f38d2" officeooo:paragraph-rsid="001f38d2"/>
    </style:style>
    <style:style style:name="P5" style:family="paragraph" style:parent-style-name="Standard">
      <style:text-properties officeooo:rsid="001e36ee" officeooo:paragraph-rsid="001e36ee"/>
    </style:style>
    <style:style style:name="T1" style:family="text">
      <style:text-properties officeooo:rsid="001e36ee"/>
    </style:style>
    <style:style style:name="T2" style:family="text">
      <style:text-properties officeooo:rsid="001f38d2"/>
    </style:style>
    <style:style style:name="T3" style:family="text">
      <style:text-properties officeooo:rsid="001d91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are some thing<text:span text:style-name="T1">s</text:span> that I ask <text:span text:style-name="T2">other people</text:span> for.</text:p>
      <text:p text:style-name="P1"/>
      <text:p text:style-name="P1">1) A Graphics logo for TaurusTLS. <text:s/>My idea for a logo is a bull’s head since “Taurus” is the Latin word for “bull” <text:s/>The head should have horns that face towards the user, a nose ring, and steam coming out of the nostrils. <text:s/>The expression should be “mean”. <text:s/>This logo will be used in the documentation, probably a website, as well as “Built with TaurusTLS” graphics that a developer may use in their application.</text:p>
      <text:p text:style-name="P1"/>
      <text:p text:style-name="P2"><text:span text:style-name="T3">2) Graphics of various sizes that indicate “Build with TaurusTLS” for application developers to use in their software and documentation. <text:s/>This would also help developers comply with TaurusTLS’s licensing. <text:s/>This is akin to what Indy (Internet Direct) has at </text:span><text:a xlink:type="simple" xlink:href="https://www.indyproject.org/license/logos/" text:style-name="Internet_20_link" text:visited-style-name="Visited_20_Internet_20_Link"><text:span text:style-name="T3">https://www.indyproject.org/license/logos/</text:span></text:a><text:span text:style-name="T3"> .</text:span></text:p>
      <text:p text:style-name="P3"/>
      <text:p text:style-name="P1"><text:span text:style-name="T3">3</text:span>) TaurusTLS should have a website. <text:s/>This will be used to provide information for developers about TaurusTLS, redistribute OpenSSL per-compiled binaries required by various platforms, <text:span text:style-name="T3">licensing information, and downloads. <text:s/>I would suggest the URL </text:span><text:a xlink:type="simple" xlink:href="http://www.taurustls.org/" text:style-name="Internet_20_link" text:visited-style-name="Visited_20_Internet_20_Link"><text:span text:style-name="T3">http://www.taurustls.org</text:span></text:a><text:span text:style-name="T3"> . <text:s/></text:span><text:span text:style-name="T1">I can not afford hosting for such a website especially since TLS is required </text:span><text:span text:style-name="T2">by</text:span><text:span text:style-name="T1"> many browsers and Google insists on it.</text:span></text:p>
      <text:p text:style-name="P1"/>
      <text:p text:style-name="P3">4) TaurusTLS should be made functional on ALL platforms that Embarcadero RAD Studio supports. This is something I need a lot of assistance with since I don’t have the capabilities to test for MacOS, iOS, and Android.</text:p>
      <text:p text:style-name="P3"/>
      <text:p text:style-name="P4">5) Someone needs to review the code I have to find bugs and issues that I’m not seeing. <text:s/>This also goes into item number 4.</text:p>
      <text:p text:style-name="P3"/>
      <text:p text:style-name="P5">5) <text:span text:style-name="T2">Someone</text:span> should make a FireMonkey version of the FTP Client demo program. <text:s text:c="2"/>This demo program would also be a great way to test TaurusTLS functionality on various platforms that I am unable to test. <text:s/><text:span text:style-name="T2">In other words, eat your dog food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9:10:25.685000000</meta:creation-date>
    <dc:date>2024-10-30T03:16:18.986000000</dc:date>
    <meta:editing-duration>PT53M52S</meta:editing-duration>
    <meta:editing-cycles>2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7" meta:word-count="287" meta:character-count="1730" meta:non-whitespace-character-count="1437"/>
  </office:meta>
</office:document-meta>
</file>